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2000000DF9FDFEDC5.jpg"/>
  <manifest:file-entry manifest:media-type="image/png" manifest:full-path="Pictures/100000000000001C00000032101CE2B8.png"/>
  <manifest:file-entry manifest:media-type="image/png" manifest:full-path="Pictures/100002000000013D0000008D265F96E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style:font-size-asian="11pt"/>
    </style:style>
    <style:style style:name="P2" style:family="paragraph" style:parent-style-name="Header">
      <style:text-properties fo:language="none" fo:country="none" style:language-asian="none" style:country-asian="none"/>
    </style:style>
    <style:style style:name="P3" style:family="paragraph" style:parent-style-name="Heading_20_1">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Standard">
      <style:paragraph-properties style:snap-to-layout-grid="false"/>
    </style:style>
    <style:style style:name="P7" style:family="paragraph" style:parent-style-name="Standard">
      <style:paragraph-properties>
        <style:tab-stops>
          <style:tab-stop style:position="0.2709in"/>
          <style:tab-stop style:position="6.5in" style:type="right"/>
        </style:tab-stops>
      </style:paragraph-properties>
    </style:style>
    <style:style style:name="P8" style:family="paragraph" style:parent-style-name="Standard">
      <style:text-properties fo:font-style="italic" style:font-style-asian="italic"/>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center" style:justify-single-word="false"/>
      <style:text-properties fo:font-size="11pt" fo:font-weight="bold" style:font-size-asian="11pt" style:font-weight-asian="bold"/>
    </style:style>
    <style:style style:name="P11" style:family="paragraph" style:parent-style-name="Standard">
      <style:paragraph-properties style:snap-to-layout-grid="false"/>
      <style:text-properties fo:font-size="11pt" style:font-name-asian="MS Mincho" style:font-size-asian="11pt"/>
    </style:style>
    <style:style style:name="P12" style:family="paragraph" style:parent-style-name="Standard">
      <style:paragraph-properties style:snap-to-layout-grid="false"/>
      <style:text-properties fo:font-size="11pt" style:font-size-asian="11pt"/>
    </style:style>
    <style:style style:name="P13" style:family="paragraph" style:parent-style-name="Standard">
      <style:paragraph-properties style:snap-to-layout-grid="false"/>
      <style:text-properties style:font-name-asian="MS Mincho"/>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25in" fo:text-indent="0in" style:auto-text-indent="false" style:snap-to-layout-grid="false"/>
      <style:text-properties fo:font-size="12pt" style:font-size-asian="12pt"/>
    </style:style>
    <style:style style:name="P16"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17" style:family="paragraph" style:parent-style-name="Text_20_body">
      <style:text-properties fo:language="none" fo:country="none" style:language-asian="none" style:country-asian="none"/>
    </style:style>
    <style:style style:name="P18" style:family="paragraph" style:parent-style-name="Title">
      <style:paragraph-properties fo:text-align="end" style:justify-single-word="false"/>
    </style:style>
    <style:style style:name="P19" style:family="paragraph" style:parent-style-name="Title">
      <style:paragraph-properties fo:break-before="page"/>
    </style:style>
    <style:style style:name="P20" style:family="paragraph" style:parent-style-name="Title" style:master-page-name="Standard">
      <style:paragraph-properties fo:text-align="end" style:justify-single-word="false" style:page-number="auto"/>
    </style:style>
    <style:style style:name="P21" style:family="paragraph" style:parent-style-name="Title" style:master-page-name="Convert_20_1">
      <style:paragraph-properties style:page-number="auto"/>
    </style:style>
    <style:style style:name="P22"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23"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24"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25" style:family="paragraph">
      <style:paragraph-properties style:line-height-at-least="0.0945in" fo:text-align="justify" style:writing-mode="lr-tb"/>
    </style:style>
    <style:style style:name="P26" style:family="paragraph">
      <style:paragraph-properties style:writing-mode="lr-tb"/>
    </style:style>
    <style:style style:name="T1" style:family="text">
      <style:text-properties style:font-name="Times New Roman" fo:font-weight="bold" style:font-weight-asian="bold" style:font-name-complex="Times New Roman" text:display="true"/>
    </style:style>
    <style:style style:name="T2" style:family="text">
      <style:text-properties fo:font-size="14pt" style:font-size-asian="14pt"/>
    </style:style>
    <style:style style:name="T3" style:family="text">
      <style:text-properties fo:color="#c0504d" fo:font-weight="bold" style:font-weight-asian="bold"/>
    </style:style>
    <style:style style:name="T4" style:family="text">
      <style:text-properties fo:color="#c0504d" style:font-name="Wingdings" fo:font-weight="bold" style:font-weight-asian="bold"/>
    </style:style>
    <style:style style:name="T5" style:family="text">
      <style:text-properties fo:font-style="italic" style:font-style-asian="italic"/>
    </style:style>
    <style:style style:name="T6" style:family="text">
      <style:text-properties fo:font-size="11pt" style:font-name-asian="MS Mincho" style:font-size-asian="11pt"/>
    </style:style>
    <style:style style:name="T7" style:family="text">
      <style:text-properties fo:language="none" fo:country="none" style:language-asian="none" style:country-asian="none"/>
    </style:style>
    <style:style style:name="T8" style:family="text"/>
    <style:style style:name="T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text:subject>Project Name</text:subject></text:p>
      <text:p text:style-name="P18"><text:span text:style-name="Comment_20_Reference"><text:span text:style-name="T1"><office:annotation><dc:creator>Igor Čavrak</dc:creator><dc:date>2004-10-13T10:12:00</dc:date><text:p text:style-name="P25"><text:span text:style-name="T9">change in File -&gt; Properties</text:span></text:p></office:annotation></text:span></text:span><text:title>Design Description</text:title></text:p>
      <text:p text:style-name="P18"/>
      <text:p text:style-name="P18"><text:span text:style-name="T2">Version </text:span><text:span text:style-name="T2"><text:user-defined style:data-style-name="N0" text:name="Version Number">1.0</text:user-defined></text:span><text:span text:style-name="Comment_20_Reference"><text:span text:style-name="T1"><office:annotation><dc:creator>Igor Čavrak</dc:creator><dc:date>2004-10-13T10:14:00</dc:date><text:p text:style-name="P25"><text:span text:style-name="T9">change in File -&gt; Properties</text:span></text:p></office:annotation></text:span></text:span></text:p>
      <text:p text:style-name="Standard"/>
      <text:p text:style-name="P17"><draw:frame draw:style-name="fr1" draw:name="Frame1" text:anchor-type="char" svg:x="0.1811in" svg:y="3.252in" svg:width="6.3728in" svg:height="1.1252in" draw:z-index="4"><draw:text-box><text:p text:style-name="Standard"/><text:p text:style-name="Standard"><text:span text:style-name="T3">GENERAL REMARK: THIS DOCUMENT MUST EVOLVE DURING PROJECT WORK (AS YOUR UNDERSTANDING OF PRODUCT GROWS) AND ITS LATEST VERSION MUST REFLECT THE CURRENT STATE OF DESIGN !!! (DELETE THIS NOTE FROM PUBLISHED DOCUMENTS </text:span><text:span text:style-name="T4"></text:span><text:span text:style-name="T3">)</text:span></text:p><text:p text:style-name="Standard"/></draw:text-box></draw:frame></text:p>
      <text:p text:style-name="P2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D1" office:value-type="string">
            <text:p text:style-name="P5"/>
          </table:table-cell>
        </table:table-row>
      </table:table>
      <text:p text:style-name="Standard"/>
      <text:p text:style-name="P1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23">1. Introduction<text:tab/>4</text:p>
          <text:p text:style-name="P24">1.1 <text:s/>Purpose of this document<text:tab/>4</text:p>
          <text:p text:style-name="P24">1.2 <text:s/>Intended Audience<text:tab/>4</text:p>
          <text:p text:style-name="P24">1.3 <text:s/>Scope<text:tab/>4</text:p>
          <text:p text:style-name="P24">1.4 <text:s/>Definitions and acronyms<text:tab/>4</text:p>
          <text:p text:style-name="P22">1.4.1 Definitions<text:tab/>4</text:p>
          <text:p text:style-name="P22">1.4.2 Acronyms and abbreviations<text:tab/>4</text:p>
          <text:p text:style-name="P24">1.5 <text:s/>References<text:tab/>4</text:p>
          <text:p text:style-name="P23">2. Software architecture<text:tab/>4</text:p>
          <text:p text:style-name="P24">2.1 <text:s/>Conceptual design<text:tab/>4</text:p>
          <text:p text:style-name="P22">2.1.1 Design component 1<text:tab/>5</text:p>
          <text:p text:style-name="P22">2.1.2 Design component 2<text:tab/>5</text:p>
          <text:p text:style-name="P24">2.2 <text:s/>System specification<text:tab/>5</text:p>
          <text:p text:style-name="P24">2.3 <text:s/>External Components<text:tab/>5</text:p>
          <text:p text:style-name="P23">3. External interfaces<text:tab/>5</text:p>
          <text:p text:style-name="P24">3.1 <text:s/>Hardware Interfaces<text:tab/>5</text:p>
          <text:p text:style-name="P24">3.2 <text:s/>Software Interfaces<text:tab/>5</text:p>
          <text:p text:style-name="P24">3.3 <text:s/>Communication Interfaces<text:tab/>5</text:p>
          <text:p text:style-name="P24">3.4 <text:s/>User Interfaces<text:tab/>5</text:p>
          <text:p text:style-name="P23">4. Detailed software design<text:tab/>6</text:p>
          <text:p text:style-name="P24">4.1 <text:s/>Implementation modules / components<text:tab/>6</text:p>
          <text:p text:style-name="P22">4.1.1 Structured view<text:tab/>6</text:p>
          <text:p text:style-name="P22">4.1.2 Deployment<text:tab/>6</text:p>
          <text:p text:style-name="P24">4.2 <text:s/>Data flow / Interactions / Dependencies<text:tab/>6</text:p>
          <text:p text:style-name="P24">4.3 <text:s/>Data Types / Formats<text:tab/>6</text:p>
          <text:p text:style-name="P24">4.4 <text:s/>Database Model<text:tab/>6</text:p>
          <text:p text:style-name="P24">4.5 <text:s/>Web site organization<text:tab/>6</text:p>
          <text:p text:style-name="P24">4.6 <text:s/>Protocols<text:tab/>6</text:p>
          <text:p text:style-name="P24">4.7 <text:s/>Interfaces to External Systems<text:tab/>6</text:p>
          <text:p text:style-name="P24">4.8 <text:s/>Algorithms<text:tab/>7</text:p>
          <text:p text:style-name="P24">4.9 <text:s/>Other section(s) necessary to describe some aspect of product design<text:tab/>7</text:p>
        </text:index-body>
      </text:table-of-content>
      <text:p text:style-name="P7"/>
      <text:h text:style-name="P3" text:outline-level="1">Introduction</text:h>
      <text:h text:style-name="Heading_20_2" text:outline-level="2">Purpose of this document</text:h>
      <text:p text:style-name="Standard"><text:span text:style-name="T5">Purpose of the software design document. At what phase of the project work is this document defined, and revised. When its contents should be frozen? What other documentation and product artifacts are based on this document?</text:span></text:p>
      <text:p text:style-name="Standard"/>
      <text:h text:style-name="Heading_20_2" text:outline-level="2">Intended Audience</text:h>
      <text:p text:style-name="P8">Define who and why should use this document, in what phases of the project work?</text:p>
      <text:p text:style-name="Standard"/>
      <text:h text:style-name="Heading_20_2" text:outline-level="2">Scope</text:h>
      <text:p text:style-name="Standard"><text:span text:style-name="T5">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span></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0">Keyword</text:p>
          </table:table-cell>
          <table:table-cell table:style-name="Table2.B1" office:value-type="string">
            <text:p text:style-name="P10">Definitions</text:p>
          </table:table-cell>
        </table:table-row>
        <table:table-row table:style-name="Table2.1">
          <table:table-cell table:style-name="Table2.A2" office:value-type="string">
            <text:p text:style-name="P11"/>
          </table:table-cell>
          <table:table-cell table:style-name="Table2.B2" office:value-type="string">
            <text:p text:style-name="P1"/>
          </table:table-cell>
        </table:table-row>
        <table:table-row table:style-name="Table2.1">
          <table:table-cell table:style-name="Table2.A2" office:value-type="string">
            <text:p text:style-name="P11"/>
          </table:table-cell>
          <table:table-cell table:style-name="Table2.B2" office:value-type="string">
            <text:p text:style-name="P12"/>
          </table:table-cell>
        </table:table-row>
        <table:table-row table:style-name="Table2.1">
          <table:table-cell table:style-name="Table2.A2" office:value-type="string">
            <text:p text:style-name="P11"/>
          </table:table-cell>
          <table:table-cell table:style-name="Table2.B2" office:value-type="string">
            <text:p text:style-name="P12"/>
          </table:table-cell>
        </table:table-row>
        <table:table-row table:style-name="Table2.1">
          <table:table-cell table:style-name="Table2.A5" office:value-type="string">
            <text:p text:style-name="P11"/>
          </table:table-cell>
          <table:table-cell table:style-name="Table2.B5" office:value-type="string">
            <text:p text:style-name="P12"/>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0">Acronym or</text:p>
            <text:p text:style-name="P10">abbreviation</text:p>
          </table:table-cell>
          <table:table-cell table:style-name="Table3.B1" office:value-type="string">
            <text:p text:style-name="P10">Definitions</text:p>
          </table:table-cell>
        </table:table-row>
        <table:table-row table:style-name="Table3.1">
          <table:table-cell table:style-name="Table3.A2" office:value-type="string">
            <text:p text:style-name="P13"><text:span text:style-name="Acronyms"><text:span text:style-name="T6"/></text:span></text:p>
          </table:table-cell>
          <table:table-cell table:style-name="Table3.B2" office:value-type="string">
            <text:p text:style-name="P1"/>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2" office:value-type="string">
            <text:p text:style-name="P11"/>
          </table:table-cell>
          <table:table-cell table:style-name="Table3.B2" office:value-type="string">
            <text:p text:style-name="P12"/>
          </table:table-cell>
        </table:table-row>
        <table:table-row table:style-name="Table3.1">
          <table:table-cell table:style-name="Table3.A10" office:value-type="string">
            <text:p text:style-name="P11"/>
          </table:table-cell>
          <table:table-cell table:style-name="Table3.B10" office:value-type="string">
            <text:p text:style-name="P12"/>
          </table:table-cell>
        </table:table-row>
      </table:table>
      <text:p text:style-name="Standard"/>
      <text:h text:style-name="Heading_20_2" text:outline-level="2">References</text:h>
      <text:p text:style-name="Standard"/>
      <text:p text:style-name="Standard"/>
      <text:h text:style-name="Heading_20_1" text:outline-level="1">Software architecture</text:h>
      <text:p text:style-name="Standard"/>
      <text:h text:style-name="Heading_20_2" text:outline-level="2">Conceptual design</text:h>
      <text:p text:style-name="Standard">Identify components that constitute the developed system and external components/systems that surround the developed system. Use diagram(s) to depict the components (and subcomponents?), external <text:soft-page-break/>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Standard"/>
      <text:h text:style-name="Heading_20_3" text:outline-level="3">Design component 1</text:h>
      <text:p text:style-name="Standard">Briefly describe each design component, its function in the overall design, required resources, its users.</text:p>
      <text:p text:style-name="Standard"/>
      <text:h text:style-name="Heading_20_3" text:outline-level="3">Design component 2</text:h>
      <text:p text:style-name="Standard"/>
      <text:p text:style-name="Standard"/>
      <text:h text:style-name="Heading_20_2" text:outline-level="2">System specification</text:h>
      <text:p text:style-name="Standard"/>
      <text:p text:style-name="Standard">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h text:style-name="Heading_20_2" text:outline-level="2">External Components</text:h>
      <text:p text:style-name="Standard">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Standard"/>
      <text:h text:style-name="Heading_20_1" text:outline-level="1">External interfaces</text:h>
      <text:p text:style-name="Standard">This section should provide an overview of interfaces for communication between the product and the systems/entities/humans outside the system borders. Communication interfaces among components of the system should not be described in this section.</text:p>
      <text:p text:style-name="Standard"/>
      <text:h text:style-name="Heading_20_2" text:outline-level="2">Hardware Interfaces</text:h>
      <text:p text:style-name="Standard">Describe hardware interfaces/resources the product requires to function, for example access to GPS positioning system data, to specific sensors, smart card readers , serial ports, indoor navigation systems etc.</text:p>
      <text:p text:style-name="Standard"/>
      <text:h text:style-name="Heading_20_2" text:outline-level="2">Software Interfaces</text:h>
      <text:p text:style-name="Standard">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Standard">Access to ZigBee or Bluetooth, NFC, 3G network …</text:p>
      <text:p text:style-name="Standard"/>
      <text:h text:style-name="Heading_20_2" text:outline-level="2">User Interfaces</text:h>
      <text:p text:style-name="Standard">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text:soft-page-break/>Detailed software design</text:h>
      <text:p text:style-name="Standard">This section must provide detailed insight into product structure and (intended) implementation. Delete unnecessary sections; add sections required to provide a complete and detailed design description for the developed product.</text:p>
      <text:p text:style-name="Standard"/>
      <text:p text:style-name="Standard">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Standard">Present all the main modules of the product, describe their functionality. Describe the rationale of such a design, used design patterns, layers etc.</text:p>
      <text:p text:style-name="Standard"/>
      <text:h text:style-name="Heading_20_3" text:outline-level="3">Structured view</text:h>
      <text:p text:style-name="Standard"><text:span text:style-name="T5">Present the main components of each implementation module (classes and interfaces using UML class diagram, sequence diagrams of interactions among components).</text:span></text:p>
      <text:p text:style-name="Standard"/>
      <text:h text:style-name="Heading_20_3" text:outline-level="3">Deployment</text:h>
      <text:p text:style-name="P8">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Standard">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Data Types / Formats</text:h>
      <text:p text:style-name="Standard">List all the data types / file formats used in the product (for example, document file formats, configuration file formats etc.).</text:p>
      <text:p text:style-name="Standard"/>
      <text:h text:style-name="Heading_20_2" text:outline-level="2">Database Model</text:h>
      <text:p text:style-name="Standard">Provide diagram(s) documenting the database schema, describe each table (rationale, data types), relation, view, index, stored procedure, trigger etc. Describe other DB artifacts needed for product implementation (drivers, database users and permissions etc.)</text:p>
      <text:p text:style-name="Standard"/>
      <text:h text:style-name="Heading_20_2" text:outline-level="2">Web site organization</text:h>
      <text:p text:style-name="Standard">Organization of the web site, static and dynamic pages, scripts, configuration settings, security considerations etc.</text:p>
      <text:p text:style-name="Standard"/>
      <text:h text:style-name="Heading_20_2" text:outline-level="2">Protocols</text:h>
      <text:p text:style-name="Standard">Describe custom protocols defined in the product (message types, message exchange - sequence diagrams, state diagrams, error handling etc.)</text:p>
      <text:p text:style-name="Standard"/>
      <text:p text:style-name="Standard"/>
      <text:h text:style-name="Heading_20_2" text:outline-level="2">Interfaces to External Systems</text:h>
      <text:p text:style-name="Standard">Describe interfaces exposed by the product, functionality of those interfaces.</text:p>
      <text:p text:style-name="Standard"/>
      <text:h text:style-name="Heading_20_2" text:outline-level="2"><text:soft-page-break/>Algorithms</text:h>
      <text:p text:style-name="Standard">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list-style-name="WW8Num2">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44in" style:type="right" style:leader-style="dotted" style:leader-tex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9FDFEDC5.jpg" xlink:type="simple" xlink:show="embed" xlink:actuate="onLoad"/></draw:frame><draw:frame draw:style-name="Mfr1" draw:name="Picture 1029" text:anchor-type="char" svg:x="5.1811in" svg:y="0.4591in" svg:width="1.0508in" svg:height="0.4189in" draw:z-index="2"><draw:image xlink:href="Pictures/100002000000013D0000008D265F96E8.png" xlink:type="simple" xlink:show="embed" xlink:actuate="onLoad"/></draw:frame><text:span text:style-name="MT1"><draw:frame draw:style-name="Mfr2" draw:name="Picture 15" text:anchor-type="as-char" svg:width="0.5134in" svg:height="0.9146in" draw:z-index="0"><draw:image xlink:href="Pictures/100000000000001C00000032101CE2B8.png" xlink:type="simple" xlink:show="embed" xlink:actuate="onLoad"/></draw:frame></text:span><text:tab/><text:tab/></text:p>
        <text:p text:style-name="MP1"><draw:custom-shape text:anchor-type="char" draw:z-index="1" draw:name="Rectangle 19" draw:style-name="Mgr1" draw:text-style-name="MP2" svg:width="6.3752in" svg:height="0.0496in" svg:x="-0.0681in" svg:y="0.0362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Project Name</dc:subject>
    <meta:initial-creator>Branko Mihaljevic</meta:initial-creator>
    <meta:creation-date>2003-10-20T13:55:00</meta:creation-date>
    <dc:creator>Igor Čavrak</dc:creator>
    <dc:date>2012-10-18T20:15:00</dc:date>
    <meta:print-date>2012-10-18T11:28:00</meta:print-date>
    <meta:editing-cycles>21</meta:editing-cycles>
    <meta:editing-duration>PT1H52M</meta:editing-duration>
    <meta:document-statistic meta:table-count="5" meta:image-count="3" meta:object-count="0" meta:page-count="7" meta:paragraph-count="110" meta:word-count="1055" meta:character-count="7333"/>
    <meta:generator>OpenOffice.org/3.4.1$Unix OpenOffice.org_project/341m1$Build-9593</meta:generator>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